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lide_20_de_20_título-subtitle" style:list-style-name="L1">
      <style:graphic-properties draw:stroke="none" svg:stroke-width="0cm" draw:fill="solid" draw:fill-color="#18185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notes">
      <style:graphic-properties draw:stroke="none" svg:stroke-width="0cm" draw:fill="none" draw:fill-color="#ffffff" draw:textarea-vertical-align="top" draw:auto-grow-height="false" draw:fit-to-size="false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solid" draw:fill-color="#18185e"/>
      <style:paragraph-properties fo:margin-left="0cm" fo:margin-right="0cm" fo:margin-top="0.282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00" loext:opacity="100%" style:text-line-through-style="none" style:text-line-through-type="none" style:text-position="0% 100%" style:font-name="Calibri" fo:font-size="40pt" fo:letter-spacing="normal" fo:language="pt" fo:country="B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ffff00" loext:opacity="100%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00" loext:opacity="100%" style:text-line-through-style="none" style:text-line-through-type="none" style:text-position="0% 100%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fff00" loext:opacity="100%" style:text-line-through-style="none" style:text-line-through-type="none" style:text-position="0% 100%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pt" fo:country="BR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Subtítulo 2" presentation:style-name="pr1" draw:text-style-name="P2" draw:layer="layout" svg:width="25.399cm" svg:height="19.049cm" svg:x="0cm" svg:y="0cm" presentation:class="subtitle" presentation:user-transformed="true">
          <draw:text-box>
            <text:p text:style-name="P1"><text:span text:style-name="T1"><text:s text:c="3"/></text:span><text:span text:style-name="T1">AQUI ESTOU OH MEU SENHOR NESTE MOMENTO DE ALEGRIA PELA PRIMEIRA VEZ EM MINHA VIDA VOU PARTICIPAR DA EUCARISTIA</text:span></text:p>
            <text:p text:style-name="P1"><text:span text:style-name="T1">1- Sou ainda uma criança participando da comunhão vou na direção do altar receber cristo em forma de pão.</text:span></text:p>
            <text:p text:style-name="P1"><text:span text:style-name="T1">2- Meu coração bate feliz escutando ao senhor Deus chamar tua presença sagrada Jesus a minha vida vai renovar.</text:span><text:span text:style-name="T2"> </text:span></text:p>
          </draw:text-box>
        </draw:frame>
        <presentation:notes draw:style-name="dp2">
          <draw:page-thumbnail draw:name="Espaço Reservado para Imagem de Slide 1" draw:style-name="gr1" draw:layer="layout" svg:width="12.699cm" svg:height="9.524cm" svg:x="3.175cm" svg:y="1.905cm" draw:page-number="1" presentation:class="page"/>
          <draw:frame draw:name="Espaço Reservado para Anotações 2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3"><text:s text:c="5"/></text:span><text:span text:style-name="T3">D <text:s text:c="6"/>G <text:s text:c="23"/>D <text:s text:c="19"/>A <text:s text:c="21"/>D</text:span></text:p>
              <text:p text:style-name="P3"><text:span text:style-name="T3">AQUI ESTOU OH MEU SENHOR NESTE MOMENTO DE ALEGRIA PELA </text:span></text:p>
              <text:p text:style-name="P3"><text:span text:style-name="T3"><text:s text:c="8"/></text:span><text:span text:style-name="T3">G <text:s text:c="28"/>D <text:s text:c="25"/>A <text:s text:c="19"/>D</text:span></text:p>
              <text:p text:style-name="P3"><text:span text:style-name="T3">PRIMEIRA VEZ EM MINHA VIDA VOU PARTICIPAR DA ECARISTIA</text:span></text:p>
              <text:p text:style-name="P3"><text:span text:style-name="T3"><text:s text:c="11"/></text:span><text:span text:style-name="T3">G <text:s text:c="15"/>D <text:s text:c="15"/>A <text:s text:c="20"/>D</text:span></text:p>
              <text:p text:style-name="P3"><text:span text:style-name="T3">1- Sou ainda uma criança participando da comunhão</text:span></text:p>
              <text:p text:style-name="P3"><text:span text:style-name="T3"><text:s text:c="11"/></text:span><text:span text:style-name="T3">G <text:s text:c="15"/>D <text:s text:c="15"/>A <text:s text:c="24"/>D </text:span></text:p>
              <text:p text:style-name="P3"><text:span text:style-name="T3">vou na direção do altar receber cristo em forma de pão.</text:span></text:p>
              <text:p text:style-name="P3"><text:span text:style-name="T3"><text:s text:c="18"/></text:span><text:span text:style-name="T3">G <text:s text:c="12"/>D <text:s text:c="8"/>A <text:s text:c="35"/>D</text:span></text:p>
              <text:p text:style-name="P3"><text:span text:style-name="T3">2- Meu coração bate feliz escutando ao senhor Deus chamar</text:span></text:p>
              <text:p text:style-name="P3"><text:span text:style-name="T3"><text:s text:c="13"/></text:span><text:span text:style-name="T3">G <text:s text:c="20"/>D <text:s text:c="15"/>A <text:s text:c="16"/>D</text:span></text:p>
              <text:p text:style-name="P3"><text:span text:style-name="T3"><text:s/></text:span><text:span text:style-name="T3">tua presença sagrada Jesus a minha vida vai renovar.</text:span><text:span text:style-name="T4"> </text:span></text:p>
              <text:p text:style-name="P3"><text:span text:style-name="T4"/></text:p>
            </draw:text-box>
          </draw:frame>
          <draw:frame draw:name="Espaço Reservado para Número de Slide 3" presentation:style-name="pr3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5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Slide 1</dc:title>
    <meta:initial-creator>MARCELO</meta:initial-creator>
    <meta:editing-cycles>14</meta:editing-cycles>
    <meta:creation-date>2016-06-04T17:36:16</meta:creation-date>
    <dc:date>2023-09-05T21:09:13.104697157</dc:date>
    <meta:editing-duration>PT1H1M2S</meta:editing-duration>
    <meta:generator>LibreOffice/7.3.7.2$Linux_X86_64 LibreOffice_project/30$Build-2</meta:generator>
    <meta:document-statistic meta:object-count="24"/>
    <meta:user-defined meta:name="AppVersion">12.0000</meta:user-defined>
    <meta:user-defined meta:name="Notes" meta:value-type="float">1</meta:user-defined>
    <meta:user-defined meta:name="PresentationFormat">Apresentação na tela (4:3)</meta:user-defined>
    <meta:user-defined meta:name="Slides" meta:value-type="float">1</meta:user-defined>
  </office:meta>
</office:document-meta>
</file>